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paragraph-properties fo:text-align="start" style:justify-single-word="false"/>
      <style:text-properties style:text-underline-style="none" fo:font-weight="normal" officeooo:rsid="0000c70a" officeooo:paragraph-rsid="0000c70a" style:font-weight-asian="normal" style:font-weight-complex="normal"/>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0c70a" officeooo:paragraph-rsid="0000c70a"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none" fo:font-weight="normal" officeooo:rsid="0000c70a" officeooo:paragraph-rsid="0000c70a"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officeooo:paragraph-rsid="0004a97d" style:font-size-asian="15pt" style:font-size-complex="15pt"/>
    </style:style>
    <style:style style:name="P5" style:family="paragraph" style:parent-style-name="Standard">
      <style:paragraph-properties fo:text-align="start" style:justify-single-word="false"/>
      <style:text-properties fo:font-size="12pt" style:text-underline-style="none" fo:font-weight="normal" officeooo:rsid="0000c70a" officeooo:paragraph-rsid="0000c70a"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0c70a" officeooo:paragraph-rsid="0000c70a" style:font-size-asian="18pt" style:font-weight-asian="bold" style:font-size-complex="18pt" style:font-weight-complex="bold"/>
    </style:style>
    <style:style style:name="T1" style:family="text">
      <style:text-properties fo:font-size="12pt" style:text-underline-style="none" fo:font-weight="normal" officeooo:rsid="000161a3" style:font-size-asian="10.5pt" style:font-weight-asian="normal" style:font-size-complex="12pt" style:font-weight-complex="normal"/>
    </style:style>
    <style:style style:name="T2" style:family="text">
      <style:text-properties fo:font-size="12pt" style:text-underline-style="none" fo:font-weight="normal" officeooo:rsid="0001f764" style:font-size-asian="10.5pt" style:font-weight-asian="normal" style:font-size-complex="12pt" style:font-weight-complex="normal"/>
    </style:style>
    <style:style style:name="T3" style:family="text">
      <style:text-properties fo:font-size="12pt" style:text-underline-style="none" fo:font-weight="normal" officeooo:rsid="0003ec72" style:font-size-asian="10.5pt" style:font-weight-asian="normal" style:font-size-complex="12pt" style:font-weight-complex="normal"/>
    </style:style>
    <style:style style:name="T4" style:family="text">
      <style:text-properties fo:font-size="12pt" style:text-underline-style="none" fo:font-weight="normal" officeooo:rsid="0004a97d" style:font-size-asian="10.5pt" style:font-weight-asian="normal" style:font-size-complex="12pt" style:font-weight-complex="normal"/>
    </style:style>
    <style:style style:name="T5" style:family="text">
      <style:text-properties fo:color="#202122" loext:opacity="1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color="#202122" loext:opacity="100%" style:font-name="Liberation Serif" fo:letter-spacing="normal" fo:font-style="normal" fo:font-weight="normal" style:font-style-asian="normal" style:font-weight-asian="normal" style:font-style-complex="normal" style:font-weight-complex="normal"/>
    </style:style>
    <style:style style:name="T7" style:family="text">
      <style:text-properties style:text-underline-style="none" fo:font-weight="normal" officeooo:rsid="000161a3" style:font-weight-asian="normal" style:font-weight-complex="normal"/>
    </style:style>
    <style:style style:name="T8" style:family="text">
      <style:text-properties style:text-underline-style="none" fo:font-weight="normal" officeooo:rsid="0003ec72" style:font-weight-asian="normal" style:font-weight-complex="normal"/>
    </style:style>
    <style:style style:name="T9" style:family="text">
      <style:text-properties style:text-underline-style="none" fo:font-weight="normal" officeooo:rsid="0001f764" style:font-weight-asian="normal" style:font-weight-complex="normal"/>
    </style:style>
    <style:style style:name="T10" style:family="text">
      <style:text-properties style:text-underline-style="none" fo:font-weight="normal" officeooo:rsid="0004a97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e entreprise de Charpenterie</text:p>
      <text:p text:style-name="P2"/>
      <text:p text:style-name="P5"/>
      <text:p text:style-name="P4"><text:span text:style-name="T7">L’entreprise COVER est spécialisée dans la charpenterie. Elle est en partenariat avec </text:span><text:span text:style-name="T8">des</text:span><text:span text:style-name="T7"> fournisseur</text:span><text:span text:style-name="T8">s</text:span><text:span text:style-name="T7"> qui lui fourni</text:span><text:span text:style-name="T8">ssent</text:span><text:span text:style-name="T7"> l’ensemble des matériaux qu’elle utilise.</text:span></text:p>
      <text:p text:style-name="P4"><text:span text:style-name="T7"/></text:p>
      <text:p text:style-name="P4"><text:span text:style-name="T7">COVER possède plusieurs offices dans plusieurs ville. Chaque ville contient au maximum une seule office. </text:span></text:p>
      <text:p text:style-name="P4"><text:span text:style-name="T7"/></text:p>
      <text:p text:style-name="P4"><text:span text:style-name="T7">Lorsque les clients souhaitent faire appel </text:span><text:span text:style-name="T9">à ses services, ils se rendent dans une office o</text:span><text:span text:style-name="T6">ù</text:span> <text:span text:style-name="T9"><text:s/>ils signent un contrat avec l’entreprise pour effectuer les travaux. </text:span></text:p>
      <text:p text:style-name="P4"><text:span text:style-name="T9"/></text:p>
      <text:p text:style-name="P4"><text:span text:style-name="T9">L’entreprise propose plusieurs offres au travers de contrats pratiqués par les ouvriers de l’entreprise. Chaque contrat possède un numéro unique, une date de début et de fin et est signé dans une certaine ville. C</text:span><text:span text:style-name="T8">h</text:span><text:span text:style-name="T9">aque ville détient un code postal, un nom et est résidé par les clients,</text:span><text:span text:style-name="T8">par </text:span><text:span text:style-name="T9">les ouvriers </text:span><text:span text:style-name="T10">et par les fournisseurs</text:span><text:span text:style-name="T9">. </text:span></text:p>
      <text:p text:style-name="P4"><text:span text:style-name="T9"/></text:p>
      <text:p text:style-name="P4"><text:span text:style-name="T8">Afin de mener à bien les chantiers, l’entreprise doit fournir des matériaux à ses ouvriers. Chaque produit est distinctif selon le matériel utilisé. Chacun d’entre eux possèdent un nom, un numéro et une quantité en stock auprès des fournisseurs. </text:span></text:p>
      <text:p text:style-name="P2"/>
      <text:p text:style-name="P3"/>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15:19:14.624000000</meta:creation-date>
    <dc:date>2021-12-08T16:03:31.191000000</dc:date>
    <meta:editing-duration>PT3M36S</meta:editing-duration>
    <meta:editing-cycles>1</meta:editing-cycles>
    <meta:document-statistic meta:table-count="0" meta:image-count="0" meta:object-count="0" meta:page-count="1" meta:paragraph-count="6" meta:word-count="160" meta:character-count="1036" meta:non-whitespace-character-count="877"/>
    <meta:generator>LibreOffice/7.2.1.2$Windows_X86_64 LibreOffice_project/87b77fad49947c1441b67c559c339af8f3517e22</meta:generator>
  </office:meta>
</office:document-meta>
</file>